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10,000 words]</text:p>
      <text:p text:style-name="Text_20_body">In this chapter we bring together the findings of chapters 4&amp;5 and the insights/learnings/ideas from Chapter 6, to answer the research question and conclude the thesis.</text:p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:</text:p>
      <text:list text:style-name="L1">
        <text:list-item>
          <text:p text:style-name="P1">Understandings of people’s thinking about data</text:p>
        </text:list-item>
        <text:list-item>
          <text:p text:style-name="P1">Models for thinking about data, human-data interaction and data within relationships</text:p>
        </text:list-item>
        <text:list-item>
          <text:p text:style-name="P1">Practical techniques for taking power - and their limitations</text:p>
        </text:list-item>
      </text:list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2">
        <text:list-item>
          <text:p text:style-name="P2">Access</text:p>
        </text:list-item>
        <text:list-item>
          <text:p text:style-name="P2">Legibility</text:p>
        </text:list-item>
        <text:list-item>
          <text:p text:style-name="P2">Meaningfulness</text:p>
        </text:list-item>
        <text:list-item>
          <text:p text:style-name="P2">effectiveness</text:p>
        </text:list-item>
        <text:list-item>
          <text:p text:style-name="P2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3">
        <text:list-item>
          <text:p text:style-name="P3">who/why/where/what/when</text:p>
        </text:list-item>
        <text:list-item>
          <text:p text:style-name="P3">provenance</text:p>
        </text:list-item>
        <text:list-item>
          <text:p text:style-name="P3">errors</text:p>
        </text:list-item>
        <text:list-item>
          <text:p text:style-name="P3">completeness</text:p>
        </text:list-item>
        <text:list-item>
          <text:p text:style-name="P3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4">
        <text:list-item>
          <text:p text:style-name="P4">Whose data is it</text:p>
        </text:list-item>
        <text:list-item>
          <text:p text:style-name="P4">Data as a usable resource for individuals (actually, as information, not data)</text:p>
        </text:list-item>
        <text:list-item>
          <text:p text:style-name="P4">Overcoming platform independence and silos</text:p>
        </text:list-item>
        <text:list-item>
          <text:p text:style-name="P4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8:42:24Z</meta:creation-date>
    <dc:date>2020-11-10T18:42:2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